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3.777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6373" table:default-cell-style-name="ce7"/>
        <table:table-row table:style-name="ro1"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Category (SCC)</text:p>
          </table:table-cell>
          <table:table-cell table:style-name="ce3" office:value-type="string" calcext:value-type="string">
            <text:p>Magic Realm</text:p>
          </table:table-cell>
          <table:table-cell table:style-name="ce3" office:value-type="string" calcext:value-type="string">
            <text:p>spell_idx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Spell Book Page Title</text:p>
          </table:table-cell>
          <table:table-cell table:style-name="ce3" office:value-type="string" calcext:value-type="string">
            <text:p>CP TP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71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7"/>
        </table:table-row>
        <table:table-row table:style-name="ro1" table:visibility="filter"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Banish</text:p>
          </table:table-cell>
          <table:table-cell table:number-columns-repeated="4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asilisk</text:p>
          </table:table-cell>
          <table:table-cell table:number-columns-repeated="4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ehemoth</text:p>
          </table:table-cell>
          <table:table-cell table:number-columns-repeated="4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erserk</text:p>
          </table:table-cell>
          <table:table-cell table:number-columns-repeated="4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71"/>
        </table:table-row>
        <table:table-row table:style-name="ro1" table:visibility="filter">
          <table:table-cell table:style-name="ce4"/>
          <table:table-cell office:value-type="string" calcext:value-type="string">
            <text:p>Black Prayer</text:p>
          </table:table-cell>
          <table:table-cell table:number-columns-repeated="4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lack Sleep</text:p>
          </table:table-cell>
          <table:table-cell table:number-columns-repeated="4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lack Wind</text:p>
          </table:table-cell>
          <table:table-cell table:number-columns-repeated="4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Bless</text:p>
          </table:table-cell>
          <table:table-cell table:number-columns-repeated="4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Blur</text:p>
          </table:table-cell>
          <table:table-cell table:number-columns-repeated="4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all Chaos</text:p>
          </table:table-cell>
          <table:table-cell table:number-columns-repeated="4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all Lightning</text:p>
          </table:table-cell>
          <table:table-cell table:number-columns-repeated="4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all The Void</text:p>
          </table:table-cell>
          <table:table-cell table:number-columns-repeated="4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Chaos Channels</text:p>
          </table:table-cell>
          <table:table-cell table:number-columns-repeated="4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haos Rift</text:p>
          </table:table-cell>
          <table:table-cell table:number-columns-repeated="4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haos Spawn</text:p>
          </table:table-cell>
          <table:table-cell table:number-columns-repeated="4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himeras</text:p>
          </table:table-cell>
          <table:table-cell table:number-columns-repeated="4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loak of Fear</text:p>
          </table:table-cell>
          <table:table-cell table:number-columns-repeated="4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loud of Shadow</text:p>
          </table:table-cell>
          <table:table-cell table:number-columns-repeated="4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ockatrices</text:p>
          </table:table-cell>
          <table:table-cell table:number-columns-repeated="4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olossus</text:p>
          </table:table-cell>
          <table:table-cell table:number-columns-repeated="4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onfusion</text:p>
          </table:table-cell>
          <table:table-cell table:number-columns-repeated="4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onsecration</text:p>
          </table:table-cell>
          <table:table-cell table:number-columns-repeated="4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orruption</text:p>
          </table:table-cell>
          <table:table-cell table:number-columns-repeated="4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Counter Magic</text:p>
          </table:table-cell>
          <table:table-cell table:number-columns-repeated="4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racks Call</text:p>
          </table:table-cell>
          <table:table-cell table:number-columns-repeated="4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reate Artifact</text:p>
          </table:table-cell>
          <table:table-cell table:number-columns-repeated="4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reature Binding</text:p>
          </table:table-cell>
          <table:table-cell table:number-columns-repeated="4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Cruel Unminding</text:p>
          </table:table-cell>
          <table:table-cell table:number-columns-repeated="4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Cursed Lands</text:p>
          </table:table-cell>
          <table:table-cell table:number-columns-repeated="4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ark Rituals</text:p>
          </table:table-cell>
          <table:table-cell table:number-columns-repeated="4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arkness</text:p>
          </table:table-cell>
          <table:table-cell table:number-columns-repeated="4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eath Knights</text:p>
          </table:table-cell>
          <table:table-cell table:number-columns-repeated="4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eath Spell</text:p>
          </table:table-cell>
          <table:table-cell table:number-columns-repeated="4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emon Lord</text:p>
          </table:table-cell>
          <table:table-cell table:number-columns-repeated="4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etect Magic</text:p>
          </table:table-cell>
          <table:table-cell table:number-columns-repeated="4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enchant Area</text:p>
          </table:table-cell>
          <table:table-cell table:number-columns-repeated="4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Disenchant True</text:p>
          </table:table-cell>
          <table:table-cell table:number-columns-repeated="4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Disintegrate</text:p>
          </table:table-cell>
          <table:table-cell table:number-columns-repeated="4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junction</text:p>
          </table:table-cell>
          <table:table-cell table:number-columns-repeated="4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junction True</text:p>
          </table:table-cell>
          <table:table-cell table:number-columns-repeated="4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pel Evil</text:p>
          </table:table-cell>
          <table:table-cell table:number-columns-repeated="4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pel Magic</text:p>
          </table:table-cell>
          <table:table-cell table:number-columns-repeated="4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pel Magic True</text:p>
          </table:table-cell>
          <table:table-cell table:number-columns-repeated="4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isrupt</text:p>
          </table:table-cell>
          <table:table-cell table:number-columns-repeated="4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jinn</text:p>
          </table:table-cell>
          <table:table-cell table:number-columns-repeated="4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oom Bolt</text:p>
          </table:table-cell>
          <table:table-cell table:number-columns-repeated="4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oombat</text:p>
          </table:table-cell>
          <table:table-cell table:number-columns-repeated="4"/>
          <table:table-cell table:formula="of:=&quot;spl_&quot;&amp;SUBSTITUTE(SUBSTITUTE(PROPER([.B64]);&quot;'&quot;;&quot;&quot;);&quot; &quot;;&quot;_&quot;)" office:value-type="string" office:string-value="spl_Doombat" calcext:value-type="string">
            <text:p>spl_Doomba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Drain Power</text:p>
          </table:table-cell>
          <table:table-cell table:number-columns-repeated="4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arth Gate</text:p>
          </table:table-cell>
          <table:table-cell table:number-columns-repeated="4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arth Lore</text:p>
          </table:table-cell>
          <table:table-cell table:number-columns-repeated="4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arth to Mu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arthquake</text:p>
          </table:table-cell>
          <table:table-cell table:number-columns-repeated="4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freet</text:p>
          </table:table-cell>
          <table:table-cell table:number-columns-repeated="4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ldritch Weapon</text:p>
          </table:table-cell>
          <table:table-cell table:number-columns-repeated="4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lemental Armor</text:p>
          </table:table-cell>
          <table:table-cell table:number-columns-repeated="4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nchant Item</text:p>
          </table:table-cell>
          <table:table-cell table:number-columns-repeated="4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nchant Road</text:p>
          </table:table-cell>
          <table:table-cell table:number-columns-repeated="4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Endurance</text:p>
          </table:table-cell>
          <table:table-cell table:number-columns-repeated="4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ntangle</text:p>
          </table:table-cell>
          <table:table-cell table:number-columns-repeated="4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Evil Presence</text:p>
          </table:table-cell>
          <table:table-cell table:number-columns-repeated="4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amine</text:p>
          </table:table-cell>
          <table:table-cell table:number-columns-repeated="4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ire Bolt</text:p>
          </table:table-cell>
          <table:table-cell table:number-columns-repeated="4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ire Storm</text:p>
          </table:table-cell>
          <table:table-cell table:number-columns-repeated="4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Fireball</text:p>
          </table:table-cell>
          <table:table-cell table:number-columns-repeated="4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lame Blade</text:p>
          </table:table-cell>
          <table:table-cell table:number-columns-repeated="4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lame Strike</text:p>
          </table:table-cell>
          <table:table-cell table:number-columns-repeated="4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Flight</text:p>
          </table:table-cell>
          <table:table-cell table:number-columns-repeated="4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Flying Fortress</text:p>
          </table:table-cell>
          <table:table-cell table:number-columns-repeated="4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aia’s Blessing</text:p>
          </table:table-cell>
          <table:table-cell table:number-columns-repeated="4"/>
          <table:table-cell table:formula="of:=&quot;spl_&quot;&amp;SUBSTITUTE(SUBSTITUTE(PROPER([.B92]);&quot;'&quot;;&quot;&quot;);&quot; &quot;;&quot;_&quot;)" office:value-type="string" office:string-value="spl_Gaia’S_Blessing" calcext:value-type="string">
            <text:p>spl_Gaia’S_Bless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iant Spiders</text:p>
          </table:table-cell>
          <table:table-cell table:number-columns-repeated="4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iant Strength</text:p>
          </table:table-cell>
          <table:table-cell table:number-columns-repeated="4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orgons</text:p>
          </table:table-cell>
          <table:table-cell table:number-columns-repeated="4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reat Drake</text:p>
          </table:table-cell>
          <table:table-cell table:number-columns-repeated="4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reat Wyrm</text:p>
          </table:table-cell>
          <table:table-cell table:number-columns-repeated="4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uardian Spirit</text:p>
          </table:table-cell>
          <table:table-cell table:number-columns-repeated="4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Guardian Wind</text:p>
          </table:table-cell>
          <table:table-cell table:number-columns-repeated="4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aste</text:p>
          </table:table-cell>
          <table:table-cell table:number-columns-repeated="4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ealing</text:p>
          </table:table-cell>
          <table:table-cell table:number-columns-repeated="4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eavenly Light</text:p>
          </table:table-cell>
          <table:table-cell table:number-columns-repeated="4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eroism</text:p>
          </table:table-cell>
          <table:table-cell table:number-columns-repeated="4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igh Prayer</text:p>
          </table:table-cell>
          <table:table-cell table:number-columns-repeated="4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oly Armor</text:p>
          </table:table-cell>
          <table:table-cell table:number-columns-repeated="4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Holy Weapon</text:p>
          </table:table-cell>
          <table:table-cell table:number-columns-repeated="4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oly Word</text:p>
          </table:table-cell>
          <table:table-cell table:number-columns-repeated="4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Hydra</text:p>
          </table:table-cell>
          <table:table-cell table:number-columns-repeated="4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ce Bolt</text:p>
          </table:table-cell>
          <table:table-cell table:number-columns-repeated="4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3"/>
        </table:table-row>
        <table:table-row table:style-name="ro1" table:visibility="filter">
          <table:table-cell table:style-name="ce4"/>
          <table:table-cell office:value-type="string" calcext:value-type="string">
            <text:p>Immolation</text:p>
          </table:table-cell>
          <table:table-cell table:number-columns-repeated="4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ncarnation</text:p>
          </table:table-cell>
          <table:table-cell table:number-columns-repeated="4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nspirations</text:p>
          </table:table-cell>
          <table:table-cell table:number-columns-repeated="4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nvisibility</text:p>
          </table:table-cell>
          <table:table-cell table:number-columns-repeated="4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nvulnerability</text:p>
          </table:table-cell>
          <table:table-cell table:number-columns-repeated="4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Iron Skin</text:p>
          </table:table-cell>
          <table:table-cell table:number-columns-repeated="4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Just Cause</text:p>
          </table:table-cell>
          <table:table-cell table:number-columns-repeated="4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Life Drain</text:p>
          </table:table-cell>
          <table:table-cell table:number-columns-repeated="4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Lightning Bolt</text:p>
          </table:table-cell>
          <table:table-cell table:number-columns-repeated="4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Lionheart</text:p>
          </table:table-cell>
          <table:table-cell table:number-columns-repeated="4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Lycantrophy</text:p>
          </table:table-cell>
          <table:table-cell table:number-columns-repeated="4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agic Immunity</text:p>
          </table:table-cell>
          <table:table-cell table:number-columns-repeated="4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6"/>
        </table:table-row>
        <table:table-row table:style-name="ro1" table:visibility="filter">
          <table:table-cell table:style-name="ce4"/>
          <table:table-cell office:value-type="string" calcext:value-type="string">
            <text:p>Magic Vortex</text:p>
          </table:table-cell>
          <table:table-cell table:number-columns-repeated="4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ana Leak</text:p>
          </table:table-cell>
          <table:table-cell table:number-columns-repeated="4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ass Healing</text:p>
          </table:table-cell>
          <table:table-cell table:number-columns-repeated="4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ass Invisibility</text:p>
          </table:table-cell>
          <table:table-cell table:number-columns-repeated="4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etal Fires</text:p>
          </table:table-cell>
          <table:table-cell table:number-columns-repeated="4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ind Storm</text:p>
          </table:table-cell>
          <table:table-cell table:number-columns-repeated="4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Nagas</text:p>
          </table:table-cell>
          <table:table-cell table:number-columns-repeated="4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Nature’s Eye</text:p>
          </table:table-cell>
          <table:table-cell table:number-columns-repeated="4"/>
          <table:table-cell table:formula="of:=&quot;spl_&quot;&amp;SUBSTITUTE(SUBSTITUTE(PROPER([.B141]);&quot;'&quot;;&quot;&quot;);&quot; &quot;;&quot;_&quot;)" office:value-type="string" office:string-value="spl_Nature’S_Eye" calcext:value-type="string">
            <text:p>spl_Nature’S_Ey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Nature’s Awareness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’S_Awareness" calcext:value-type="string">
            <text:p>spl_Nature’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Natures Cures</text:p>
          </table:table-cell>
          <table:table-cell table:number-columns-repeated="4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4"/>
          <table:table-cell table:style-name="ce9" office:value-type="string" calcext:value-type="string">
            <text:p>Nature’s Wrath</text:p>
          </table:table-cell>
          <table:table-cell/>
          <table:table-cell office:value-type="string" calcext:value-type="string">
            <text:p>Global 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’S_Wrath" calcext:value-type="string">
            <text:p>spl_Nature’S_Wrat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Night Stalker</text:p>
          </table:table-cell>
          <table:table-cell table:number-columns-repeated="4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ath Finding</text:p>
          </table:table-cell>
          <table:table-cell table:number-columns-repeated="4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6"/>
        </table:table-row>
        <table:table-row table:style-name="ro1" table:visibility="filter">
          <table:table-cell table:style-name="ce4"/>
          <table:table-cell office:value-type="string" calcext:value-type="string">
            <text:p>Pestilence</text:p>
          </table:table-cell>
          <table:table-cell table:number-columns-repeated="4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etrify</text:p>
          </table:table-cell>
          <table:table-cell table:number-columns-repeated="4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lanar Travel</text:p>
          </table:table-cell>
          <table:table-cell table:number-columns-repeated="4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lane Shift</text:p>
          </table:table-cell>
          <table:table-cell table:number-columns-repeated="4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Possession</text:p>
          </table:table-cell>
          <table:table-cell table:number-columns-repeated="4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rayer</text:p>
          </table:table-cell>
          <table:table-cell table:number-columns-repeated="4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rosperity</text:p>
          </table:table-cell>
          <table:table-cell table:number-columns-repeated="4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Psionic Blast</text:p>
          </table:table-cell>
          <table:table-cell table:number-columns-repeated="4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7"/>
        </table:table-row>
        <table:table-row table:style-name="ro1" table:visibility="filter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4"/>
        </table:table-row>
        <table:table-row table:style-name="ro1" table:visibility="filter">
          <table:table-cell table:style-name="ce4"/>
          <table:table-cell office:value-type="string" calcext:value-type="string">
            <text:p>Raise Volcano</text:p>
          </table:table-cell>
          <table:table-cell table:number-columns-repeated="4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Recall Hero</text:p>
          </table:table-cell>
          <table:table-cell table:number-columns-repeated="4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Regeneration</text:p>
          </table:table-cell>
          <table:table-cell table:number-columns-repeated="4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Resist Elements</text:p>
          </table:table-cell>
          <table:table-cell table:number-columns-repeated="4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Resist Magic</text:p>
          </table:table-cell>
          <table:table-cell table:number-columns-repeated="4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Resurrection</text:p>
          </table:table-cell>
          <table:table-cell table:number-columns-repeated="4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Righteousness</text:p>
          </table:table-cell>
          <table:table-cell table:number-columns-repeated="4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hatter</text:p>
          </table:table-cell>
          <table:table-cell table:number-columns-repeated="4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keletons</text:p>
          </table:table-cell>
          <table:table-cell table:number-columns-repeated="4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ky Drake</text:p>
          </table:table-cell>
          <table:table-cell table:number-columns-repeated="4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ell Binding</text:p>
          </table:table-cell>
          <table:table-cell table:number-columns-repeated="4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ell Blast</text:p>
          </table:table-cell>
          <table:table-cell table:number-columns-repeated="4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ell Lock</text:p>
          </table:table-cell>
          <table:table-cell table:number-columns-repeated="4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ell Of Return</text:p>
          </table:table-cell>
          <table:table-cell table:number-columns-repeated="4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ell Ward</text:p>
          </table:table-cell>
          <table:table-cell table:number-columns-repeated="4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prites</text:p>
          </table:table-cell>
          <table:table-cell table:number-columns-repeated="4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tar Fires</text:p>
          </table:table-cell>
          <table:table-cell table:number-columns-repeated="4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tasis</text:p>
          </table:table-cell>
          <table:table-cell table:number-columns-repeated="4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Stone Giant</text:p>
          </table:table-cell>
          <table:table-cell table:number-columns-repeated="4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tone Skin</text:p>
          </table:table-cell>
          <table:table-cell table:number-columns-repeated="4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torm Giant</text:p>
          </table:table-cell>
          <table:table-cell table:number-columns-repeated="4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tream of Life</text:p>
          </table:table-cell>
          <table:table-cell table:number-columns-repeated="4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ubversion</text:p>
          </table:table-cell>
          <table:table-cell table:number-columns-repeated="4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ummon Champion</text:p>
          </table:table-cell>
          <table:table-cell table:number-columns-repeated="4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ummon Hero</text:p>
          </table:table-cell>
          <table:table-cell table:number-columns-repeated="4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4"/>
        </table:table-row>
        <table:table-row table:style-name="ro1">
          <table:table-cell table:style-name="ce4"/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Transmute</text:p>
          </table:table-cell>
          <table:table-cell table:number-columns-repeated="4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 table:visibility="filter">
          <table:table-cell table:style-name="ce4"/>
          <table:table-cell office:value-type="string" calcext:value-type="string">
            <text:p>True Light</text:p>
          </table:table-cell>
          <table:table-cell table:number-columns-repeated="4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True Sight</text:p>
          </table:table-cell>
          <table:table-cell table:number-columns-repeated="4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Unicorns</text:p>
          </table:table-cell>
          <table:table-cell table:number-columns-repeated="4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Vertigo</text:p>
          </table:table-cell>
          <table:table-cell table:number-columns-repeated="4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ll of Darkness</text:p>
          </table:table-cell>
          <table:table-cell table:number-columns-repeated="4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ll of Fire</text:p>
          </table:table-cell>
          <table:table-cell table:number-columns-repeated="4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ll of Stone</text:p>
          </table:table-cell>
          <table:table-cell table:number-columns-repeated="4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number-columns-repeated="16376"/>
        </table:table-row>
        <table:table-row table:style-name="ro1" table:visibility="filter">
          <table:table-cell table:style-name="ce4"/>
          <table:table-cell office:value-type="string" calcext:value-type="string">
            <text:p>War Bears</text:p>
          </table:table-cell>
          <table:table-cell table:number-columns-repeated="4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rp Creature</text:p>
          </table:table-cell>
          <table:table-cell table:number-columns-repeated="4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rp Lightning</text:p>
          </table:table-cell>
          <table:table-cell table:number-columns-repeated="4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rp Node</text:p>
          </table:table-cell>
          <table:table-cell table:number-columns-repeated="4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rp Reality</text:p>
          </table:table-cell>
          <table:table-cell table:number-columns-repeated="4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rp Wood</text:p>
          </table:table-cell>
          <table:table-cell table:number-columns-repeated="4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ater Walking</text:p>
          </table:table-cell>
          <table:table-cell table:number-columns-repeated="4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eakness</text:p>
          </table:table-cell>
          <table:table-cell table:number-columns-repeated="4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eb</text:p>
          </table:table-cell>
          <table:table-cell table:number-columns-repeated="4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ind Walking</text:p>
          </table:table-cell>
          <table:table-cell table:number-columns-repeated="4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ord of Death</text:p>
          </table:table-cell>
          <table:table-cell table:number-columns-repeated="4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ord of Recall</text:p>
          </table:table-cell>
          <table:table-cell table:number-columns-repeated="4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rack</text:p>
          </table:table-cell>
          <table:table-cell table:number-columns-repeated="4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raith Form</text:p>
          </table:table-cell>
          <table:table-cell table:number-columns-repeated="4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7"/>
        </table:table-row>
        <table:table-row table:style-name="ro1" table:visibility="filter">
          <table:table-cell table:style-name="ce4"/>
          <table:table-cell office:value-type="string" calcext:value-type="string">
            <text:p>Wraiths</text:p>
          </table:table-cell>
          <table:table-cell table:number-columns-repeated="4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7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Casting_Category" table:style-name="ta1">
        <office:forms form:automatic-focus="false" form:apply-design-mode="false"/>
        <table:table-column table:style-name="co1" table:default-cell-style-name="ce7"/>
        <table:table-column table:style-name="co7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CC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office:forms form:automatic-focus="false" form:apply-design-mode="false"/>
        <table:table-column table:style-name="co1" table:default-cell-style-name="ce7"/>
        <table:table-column table:style-name="co11" table:default-cell-style-name="ce7"/>
        <table:table-column table:style-name="co12" table:number-columns-repeated="16382" table:default-cell-style-name="ce7"/>
        <table:table-row table:style-name="ro1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  <table:database-ranges>
        <table:database-range table:name="__Anonymous_Sheet_DB__0" table:target-range-address="Spells.B1:Spells.G215" table:display-filter-buttons="true">
          <table:filter>
            <table:filter-and>
              <table:filter-condition table:value="Global Enchantment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2T19:47:14.822000000</dc:date>
    <meta:editing-duration>P13DT10H24M34S</meta:editing-duration>
    <meta:editing-cycles>29</meta:editing-cycles>
    <meta:document-statistic meta:table-count="4" meta:cell-count="650" meta:object-count="0"/>
  </office:meta>
</office:document-meta>
</file>